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60000004E26056632238B8AB4.png" manifest:media-type="image/png"/>
  <manifest:file-entry manifest:full-path="Pictures/10000000000000E1000000E178E784B27272C6F2.png" manifest:media-type="image/png"/>
  <manifest:file-entry manifest:full-path="Pictures/10000000000000E1000000E1E90D373017BCFAB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7.5in" fo:margin-left="-0.4208in" table:align="left" fo:background-color="transparent">
        <style:background-image/>
      </style:table-properties>
    </style:style>
    <style:style style:name="Table4.A" style:family="table-column">
      <style:table-column-properties style:column-width="0.925in"/>
    </style:style>
    <style:style style:name="Table4.B" style:family="table-column">
      <style:table-column-properties style:column-width="2.2417in"/>
    </style:style>
    <style:style style:name="Table4.C" style:family="table-column">
      <style:table-column-properties style:column-width="1.05in"/>
    </style:style>
    <style:style style:name="Table4.D" style:family="table-column">
      <style:table-column-properties style:column-width="1.25in"/>
    </style:style>
    <style:style style:name="Table4.E" style:family="table-column">
      <style:table-column-properties style:column-width="2.0333in"/>
    </style:style>
    <style:style style:name="Table4.1" style:family="table-row">
      <style:table-row-properties style:row-height="0.2597in" fo:background-color="transparent">
        <style:background-image/>
      </style:table-row-properties>
    </style:style>
    <style:style style:name="Table4.A1" style:family="table-cell">
      <style:table-cell-properties style:vertical-align="middle" fo:padding="0in" fo:border="none" style:writing-mode="page"/>
    </style:style>
    <style:style style:name="Table4.B1" style:family="table-cell">
      <style:table-cell-properties style:vertical-align="middle" fo:padding="0.0201in" fo:border-left="none" fo:border-right="none" fo:border-top="none" fo:border-bottom="0.05pt fine-dashed #c9211e" style:writing-mode="page"/>
    </style:style>
    <style:style style:name="Table4.6" style:family="table-row">
      <style:table-row-properties style:row-height="0.2597in"/>
    </style:style>
    <style:style style:name="Table4.7" style:family="table-row">
      <style:table-row-properties style:row-height="0.25in"/>
    </style:style>
    <style:style style:name="Table1" style:family="table">
      <style:table-properties style:width="7.5042in" fo:margin-left="-0.4333in" table:align="left" fo:background-color="transparent" fo:keep-with-next="auto">
        <style:background-image/>
      </style:table-properties>
    </style:style>
    <style:style style:name="Table1.A" style:family="table-column">
      <style:table-column-properties style:column-width="0.5764in"/>
    </style:style>
    <style:style style:name="Table1.B" style:family="table-column">
      <style:table-column-properties style:column-width="1.4861in"/>
    </style:style>
    <style:style style:name="Table1.C" style:family="table-column">
      <style:table-column-properties style:column-width="1.8194in"/>
    </style:style>
    <style:style style:name="Table1.D" style:family="table-column">
      <style:table-column-properties style:column-width="0.8056in"/>
    </style:style>
    <style:style style:name="Table1.E" style:family="table-column">
      <style:table-column-properties style:column-width="0.3264in"/>
    </style:style>
    <style:style style:name="Table1.F" style:family="table-column">
      <style:table-column-properties style:column-width="0.5069in"/>
    </style:style>
    <style:style style:name="Table1.G" style:family="table-column">
      <style:table-column-properties style:column-width="0.8611in"/>
    </style:style>
    <style:style style:name="Table1.H" style:family="table-column">
      <style:table-column-properties style:column-width="1.1222in"/>
    </style:style>
    <style:style style:name="Table1.1" style:family="table-row">
      <style:table-row-properties style:min-row-height="0.3083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201in" fo:border-left="0.05pt solid #110e54" fo:border-right="none" fo:border-top="0.05pt solid #110e54" fo:border-bottom="0.05pt solid #110e54" style:writing-mode="page">
        <style:background-image/>
      </style:table-cell-properties>
    </style:style>
    <style:style style:name="Table1.H1" style:family="table-cell">
      <style:table-cell-properties style:vertical-align="middle" fo:background-color="transparent" fo:padding="0.0201in" fo:border="0.05pt solid #110e54" style:writing-mode="page">
        <style:background-image/>
      </style:table-cell-properties>
    </style:style>
    <style:style style:name="Table1.2" style:family="table-row">
      <style:table-row-properties style:min-row-height="0.2125in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fo:padding="0.0201in" fo:border-left="0.05pt solid #110e54" fo:border-right="none" fo:border-top="none" fo:border-bottom="0.05pt solid #110e54" style:writing-mode="page">
        <style:background-image/>
      </style:table-cell-properties>
    </style:style>
    <style:style style:name="Table1.H2" style:family="table-cell">
      <style:table-cell-properties style:vertical-align="middle" fo:background-color="transparent" fo:padding="0.0201in" fo:border-left="0.05pt solid #110e54" fo:border-right="0.05pt solid #110e54" fo:border-top="none" fo:border-bottom="0.05pt solid #110e54" style:writing-mode="page">
        <style:background-image/>
      </style:table-cell-properties>
    </style:style>
    <style:style style:name="Table1.3" style:family="table-row">
      <style:table-row-properties style:min-row-height="0.3in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B3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D3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E3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G3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H3" style:family="table-cell">
      <style:table-cell-properties style:vertical-align="middle" fo:padding="0.0201in" fo:border-left="0.05pt solid #110e54" fo:border-right="0.05pt solid #110e54" fo:border-top="none" fo:border-bottom="0.05pt solid #110e54" style:writing-mode="page"/>
    </style:style>
    <style:style style:name="Table1.A4" style:family="table-cell">
      <style:table-cell-properties style:vertical-align="middle" fo:padding="0.0201in" fo:border-left="0.05pt solid #110e54" fo:border-right="0.05pt solid #110e54" fo:border-top="none" fo:border-bottom="0.05pt solid #110e54" style:writing-mode="page"/>
    </style:style>
    <style:style style:name="Table1.A5" style:family="table-cell">
      <style:table-cell-properties style:vertical-align="middle" fo:padding="0.0201in" fo:border-left="0.05pt solid #110e54" fo:border-right="0.05pt solid #110e54" fo:border-top="none" fo:border-bottom="0.05pt solid #110e54" style:writing-mode="page"/>
    </style:style>
    <style:style style:name="Table1.A6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B6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D6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E6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G6" style:family="table-cell">
      <style:table-cell-properties style:vertical-align="middle" fo:padding="0.0201in" fo:border-left="0.05pt solid #110e54" fo:border-right="none" fo:border-top="none" fo:border-bottom="0.05pt solid #110e54" style:writing-mode="page"/>
    </style:style>
    <style:style style:name="Table1.H6" style:family="table-cell">
      <style:table-cell-properties style:vertical-align="middle" fo:padding="0.0201in" fo:border-left="0.05pt solid #110e54" fo:border-right="0.05pt solid #110e54" fo:border-top="none" fo:border-bottom="0.05pt solid #110e54" style:writing-mode="page"/>
    </style:style>
    <style:style style:name="Table1.7" style:family="table-row">
      <style:table-row-properties style:min-row-height="0.2083in" fo:background-color="transparent" fo:keep-together="auto">
        <style:background-image/>
      </style:table-row-properties>
    </style:style>
    <style:style style:name="Table1.A7" style:family="table-cell">
      <style:table-cell-properties fo:padding="0.0201in" fo:border-left="none" fo:border-right="none" fo:border-top="0.05pt solid #000000" fo:border-bottom="none" style:writing-mode="page"/>
    </style:style>
    <style:style style:name="Table1.8" style:family="table-row">
      <style:table-row-properties style:min-row-height="0.2597in" fo:background-color="transparent" fo:keep-together="auto">
        <style:background-image/>
      </style:table-row-properties>
    </style:style>
    <style:style style:name="Table1.A8" style:family="table-cell">
      <style:table-cell-properties style:vertical-align="bottom" fo:padding="0.0201in" fo:border="none" style:writing-mode="page"/>
    </style:style>
    <style:style style:name="Table1.F8" style:family="table-cell">
      <style:table-cell-properties style:vertical-align="bottom" fo:padding="0.0201in" fo:border="none" style:writing-mode="page"/>
    </style:style>
    <style:style style:name="Table1.H8" style:family="table-cell">
      <style:table-cell-properties style:vertical-align="bottom" fo:padding="0.0201in" fo:border-left="0.05pt solid #000000" fo:border-right="0.05pt solid #110e54" fo:border-top="none" fo:border-bottom="0.05pt fine-dashed #110e54" style:writing-mode="page"/>
    </style:style>
    <style:style style:name="Table1.A9" style:family="table-cell">
      <style:table-cell-properties style:vertical-align="middle" fo:padding="0.0382in" fo:border="none" style:writing-mode="page"/>
    </style:style>
    <style:style style:name="Table1.E9" style:family="table-cell">
      <style:table-cell-properties style:vertical-align="bottom" fo:padding="0.0382in" fo:border="none" style:writing-mode="page"/>
    </style:style>
    <style:style style:name="Table1.G9" style:family="table-cell">
      <style:table-cell-properties style:vertical-align="bottom" fo:padding="0.0382in" fo:border="none" style:writing-mode="page"/>
    </style:style>
    <style:style style:name="Table1.A10" style:family="table-cell">
      <style:table-cell-properties style:vertical-align="middle" fo:padding="0.0382in" fo:border="none" style:writing-mode="page"/>
    </style:style>
    <style:style style:name="Table1.E10" style:family="table-cell">
      <style:table-cell-properties style:vertical-align="bottom" fo:padding="0.0382in" fo:border="none" style:writing-mode="page"/>
    </style:style>
    <style:style style:name="Table1.G10" style:family="table-cell">
      <style:table-cell-properties style:vertical-align="bottom" fo:padding="0.0201in" fo:border="none" style:writing-mode="page"/>
    </style:style>
    <style:style style:name="Table1.H10" style:family="table-cell">
      <style:table-cell-properties style:vertical-align="bottom" fo:padding="0.0201in" fo:border-left="0.05pt solid #000000" fo:border-right="0.05pt solid #000000" fo:border-top="none" fo:border-bottom="0.05pt fine-dashed #110e54" style:writing-mode="page"/>
    </style:style>
    <style:style style:name="Table1.11" style:family="table-row">
      <style:table-row-properties style:min-row-height="0.2306in" fo:background-color="transparent" fo:keep-together="auto">
        <style:background-image/>
      </style:table-row-properties>
    </style:style>
    <style:style style:name="Table1.A11" style:family="table-cell">
      <style:table-cell-properties style:vertical-align="middle" fo:padding="0.0382in" fo:border="none" style:writing-mode="page"/>
    </style:style>
    <style:style style:name="Table1.E11" style:family="table-cell">
      <style:table-cell-properties style:vertical-align="bottom" fo:padding="0.0382in" fo:border="none" style:writing-mode="page"/>
    </style:style>
    <style:style style:name="Table1.G11" style:family="table-cell">
      <style:table-cell-properties style:vertical-align="bottom" fo:padding="0.0382in" fo:border="none" style:writing-mode="page"/>
    </style:style>
    <style:style style:name="Table1.A12" style:family="table-cell">
      <style:table-cell-properties style:vertical-align="bottom" style:border-line-width="0.0049in 0.0049in 0.0049in" fo:padding="0.0382in" fo:border="1.05pt double #110e54" style:writing-mode="page"/>
    </style:style>
    <style:style style:name="Table1.E12" style:family="table-cell">
      <style:table-cell-properties style:vertical-align="bottom" fo:padding="0.0201in" fo:border="none" style:writing-mode="page"/>
    </style:style>
    <style:style style:name="Table1.G12" style:family="table-cell">
      <style:table-cell-properties style:vertical-align="bottom" fo:padding="0.0201in" fo:border="none" style:writing-mode="page"/>
    </style:style>
    <style:style style:name="Table1.H12" style:family="table-cell">
      <style:table-cell-properties style:vertical-align="bottom" fo:padding="0.0201in" fo:border-left="0.05pt solid #000000" fo:border-right="0.05pt solid #000000" fo:border-top="none" fo:border-bottom="0.05pt fine-dashed #110e54" style:writing-mode="page"/>
    </style:style>
    <style:style style:name="Table1.A13" style:family="table-cell">
      <style:table-cell-properties style:vertical-align="bottom" fo:padding="0.0201in" fo:border="none" style:writing-mode="page"/>
    </style:style>
    <style:style style:name="Table1.C13" style:family="table-cell">
      <style:table-cell-properties style:vertical-align="bottom" fo:padding="0.0201in" fo:border-left="none" fo:border-right="none" fo:border-top="none" fo:border-bottom="0.05pt fine-dashed #110e54" style:writing-mode="page"/>
    </style:style>
    <style:style style:name="Table1.E13" style:family="table-cell">
      <style:table-cell-properties style:vertical-align="bottom" fo:padding="0.0201in" fo:border="none" style:writing-mode="page"/>
    </style:style>
    <style:style style:name="Table1.G13" style:family="table-cell">
      <style:table-cell-properties style:vertical-align="bottom" fo:padding="0.0201in" fo:border="none" style:writing-mode="page"/>
    </style:style>
    <style:style style:name="Table1.H13" style:family="table-cell">
      <style:table-cell-properties style:vertical-align="bottom" fo:padding="0.0201in" fo:border-left="0.05pt solid #000000" fo:border-right="0.05pt solid #000000" fo:border-top="none" fo:border-bottom="0.05pt solid #110e54" style:writing-mode="page"/>
    </style:style>
    <style:style style:name="Table1.A14" style:family="table-cell">
      <style:table-cell-properties style:vertical-align="bottom" fo:padding="0.0201in" fo:border="none" style:writing-mode="page"/>
    </style:style>
    <style:style style:name="Table1.C14" style:family="table-cell">
      <style:table-cell-properties style:vertical-align="bottom" fo:padding="0.0201in" fo:border-left="none" fo:border-right="none" fo:border-top="none" fo:border-bottom="0.05pt fine-dashed #110e54" style:writing-mode="page"/>
    </style:style>
    <style:style style:name="Table1.E14" style:family="table-cell">
      <style:table-cell-properties style:vertical-align="bottom" fo:padding="0.0201in" fo:border="none" style:writing-mode="page"/>
    </style:style>
    <style:style style:name="Table1.G14" style:family="table-cell">
      <style:table-cell-properties style:vertical-align="bottom" fo:padding="0.0201in" fo:border="none" style:writing-mode="page"/>
    </style:style>
    <style:style style:name="Table1.H14" style:family="table-cell">
      <style:table-cell-properties style:vertical-align="bottom" fo:padding="0.0201in" fo:border="none" style:writing-mode="page"/>
    </style:style>
    <style:style style:name="Table1.A15" style:family="table-cell">
      <style:table-cell-properties style:vertical-align="bottom" fo:padding="0.0201in" fo:border-left="0.05pt solid #ffffff" fo:border-right="0.05pt solid #ffffff" fo:border-top="0.05pt solid #ffffff" fo:border-bottom="none" style:writing-mode="page"/>
    </style:style>
    <style:style style:name="Table1.C15" style:family="table-cell">
      <style:table-cell-properties style:vertical-align="bottom" fo:padding="0.0201in" fo:border-left="none" fo:border-right="none" fo:border-top="none" fo:border-bottom="0.05pt fine-dashed #110e54" style:writing-mode="page"/>
    </style:style>
    <style:style style:name="Table1.E15" style:family="table-cell">
      <style:table-cell-properties style:vertical-align="bottom" fo:padding="0.0201in" fo:border-left="0.05pt solid #ffffff" fo:border-right="none" fo:border-top="0.05pt solid #ffffff" fo:border-bottom="0.05pt solid #ffffff" style:writing-mode="page"/>
    </style:style>
    <style:style style:name="Table1.G15" style:family="table-cell">
      <style:table-cell-properties style:vertical-align="bottom" fo:padding="0.0201in" fo:border-left="0.05pt solid #ffffff" fo:border-right="none" fo:border-top="0.05pt solid #ffffff" fo:border-bottom="0.05pt solid #ffffff" style:writing-mode="page"/>
    </style:style>
    <style:style style:name="Table1.H15" style:family="table-cell">
      <style:table-cell-properties style:vertical-align="bottom" fo:padding="0.0201in" fo:border="0.05pt solid #ffffff" style:writing-mode="page"/>
    </style:style>
    <style:style style:name="Table1.A16" style:family="table-cell">
      <style:table-cell-properties style:vertical-align="bottom" fo:padding="0.0201in" fo:border-left="none" fo:border-right="0.05pt solid #ffffff" fo:border-top="none" fo:border-bottom="0.05pt solid #ffffff" style:writing-mode="page"/>
    </style:style>
    <style:style style:name="Table1.C16" style:family="table-cell">
      <style:table-cell-properties style:vertical-align="bottom" fo:padding="0.0201in" fo:border-left="none" fo:border-right="none" fo:border-top="none" fo:border-bottom="0.05pt fine-dashed #110e54" style:writing-mode="page"/>
    </style:style>
    <style:style style:name="Table1.E16" style:family="table-cell">
      <style:table-cell-properties style:vertical-align="bottom" fo:padding="0.0201in" fo:border-left="0.05pt solid #ffffff" fo:border-right="none" fo:border-top="none" fo:border-bottom="0.05pt solid #ffffff" style:writing-mode="page"/>
    </style:style>
    <style:style style:name="Table1.G16" style:family="table-cell">
      <style:table-cell-properties style:vertical-align="middle" fo:padding="0.0201in" fo:border-left="0.05pt solid #ffffff" fo:border-right="none" fo:border-top="none" fo:border-bottom="0.05pt solid #ffffff" style:writing-mode="page"/>
    </style:style>
    <style:style style:name="Table1.H16" style:family="table-cell">
      <style:table-cell-properties style:vertical-align="bottom" fo:padding="0.0201in" fo:border-left="0.05pt solid #ffffff" fo:border-right="0.05pt solid #ffffff" fo:border-top="none" fo:border-bottom="0.05pt solid #ffffff" style:writing-mode="page"/>
    </style:style>
    <style:style style:name="P1" style:family="paragraph" style:parent-style-name="Header">
      <style:text-properties officeooo:paragraph-rsid="009fb07d"/>
    </style:style>
    <style:style style:name="P2" style:family="paragraph" style:parent-style-name="Table_20_Contents">
      <style:paragraph-properties fo:line-height="115%"/>
    </style:style>
    <style:style style:name="P3" style:family="paragraph" style:parent-style-name="Table_20_Contents">
      <style:paragraph-properties fo:line-height="115%"/>
      <style:text-properties officeooo:paragraph-rsid="0297ba0b"/>
    </style:style>
    <style:style style:name="P4" style:family="paragraph" style:parent-style-name="Frame_20_contents">
      <style:text-properties officeooo:rsid="02878738" officeooo:paragraph-rsid="02878738"/>
    </style:style>
    <style:style style:name="P5" style:family="paragraph" style:parent-style-name="Footer">
      <style:text-properties officeooo:paragraph-rsid="00c9cf6c"/>
    </style:style>
    <style:style style:name="P6" style:family="paragraph" style:parent-style-name="Standard">
      <style:text-properties officeooo:paragraph-rsid="00c9cf6c"/>
    </style:style>
    <style:style style:name="P7" style:family="paragraph" style:parent-style-name="Table_20_Contents">
      <style:text-properties fo:color="#110e54" loext:opacity="100%" fo:font-size="8pt" officeooo:paragraph-rsid="00c9cf6c" style:font-size-asian="8pt" style:font-size-complex="8pt"/>
    </style:style>
    <style:style style:name="P8" style:family="paragraph" style:parent-style-name="Table_20_Contents">
      <style:text-properties fo:font-size="8pt" officeooo:paragraph-rsid="00c9cf6c" style:font-size-asian="8pt" style:font-size-complex="8pt"/>
    </style:style>
    <style:style style:name="P9" style:family="paragraph" style:parent-style-name="Table_20_Contents">
      <style:text-properties style:use-window-font-color="true" loext:opacity="0%" fo:font-size="8pt" officeooo:paragraph-rsid="00d649ac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fo:font-size="8pt" officeooo:paragraph-rsid="00d649ac" style:font-size-asian="8pt" style:font-size-complex="8pt"/>
    </style:style>
    <style:style style:name="P11" style:family="paragraph" style:parent-style-name="Table_20_Contents">
      <style:text-properties fo:color="#ffffff" loext:opacity="100%" fo:font-size="8pt" officeooo:paragraph-rsid="00c9cf6c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paragraph-rsid="004e3ae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36e9d" officeooo:paragraph-rsid="004e3ae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3a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7c13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7e09c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36e9d" officeooo:paragraph-rsid="001a29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fo:color="#c9211e" loext:opacity="100%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color="#c9211e" loext:opacity="100%" fo:font-size="9pt" officeooo:rsid="0108a387" officeooo:paragraph-rsid="004e3ae1" style:font-size-asian="9pt" style:font-size-complex="9pt"/>
    </style:style>
    <style:style style:name="P21" style:family="paragraph" style:parent-style-name="Table_20_Contents">
      <style:text-properties fo:color="#c9211e" loext:opacity="100%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3a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font-weight="bold" officeooo:rsid="002e0f56" officeooo:paragraph-rsid="001378af" style:font-weight-asian="bold" style:font-weight-complex="bold"/>
    </style:style>
    <style:style style:name="P24" style:family="paragraph" style:parent-style-name="Standard">
      <style:text-properties officeooo:paragraph-rsid="0089a343"/>
    </style:style>
    <style:style style:name="P25" style:family="paragraph" style:parent-style-name="Standard">
      <style:text-properties officeooo:paragraph-rsid="006d8ca6"/>
    </style:style>
    <style:style style:name="P26" style:family="paragraph" style:parent-style-name="Header">
      <style:text-properties officeooo:paragraph-rsid="009fb07d"/>
    </style:style>
    <style:style style:name="P27" style:family="paragraph" style:parent-style-name="Header">
      <style:text-properties officeooo:paragraph-rsid="028024f0"/>
    </style:style>
    <style:style style:name="P28" style:family="paragraph" style:parent-style-name="Header">
      <style:text-properties fo:font-size="16pt" officeooo:paragraph-rsid="009fb07d" style:font-size-asian="16pt" style:font-size-complex="16pt"/>
    </style:style>
    <style:style style:name="P29" style:family="paragraph" style:parent-style-name="Standard">
      <style:text-properties fo:font-size="9pt" officeooo:paragraph-rsid="0035e4bf" style:font-size-asian="9pt" style:font-size-complex="9pt"/>
    </style:style>
    <style:style style:name="P3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9pt" officeooo:paragraph-rsid="0035e4bf" style:font-size-asian="9pt" style:font-size-complex="9pt"/>
    </style:style>
    <style:style style:name="P31" style:family="paragraph" style:parent-style-name="Standard">
      <style:paragraph-properties fo:text-align="end" style:justify-single-word="false"/>
      <style:text-properties fo:font-size="9pt" officeooo:paragraph-rsid="0035e4bf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officeooo:paragraph-rsid="00a200b0"/>
    </style:style>
    <style:style style:name="P33" style:family="paragraph" style:parent-style-name="Standard">
      <style:paragraph-properties fo:text-align="start" style:justify-single-word="false"/>
      <style:text-properties fo:color="#c9211e" loext:opacity="100%" fo:font-size="9pt" fo:font-weight="bold" officeooo:paragraph-rsid="008746b6" style:font-size-asian="9pt" style:font-weight-asian="bold" style:font-size-complex="9pt" style:font-weight-complex="bold"/>
    </style:style>
    <style:style style:name="P34" style:family="paragraph" style:parent-style-name="Standard">
      <style:text-properties fo:color="#c9211e" loext:opacity="100%" fo:font-size="9pt" officeooo:paragraph-rsid="018327d1" style:font-size-asian="9pt" style:font-size-complex="9pt"/>
    </style:style>
    <style:style style:name="P35" style:family="paragraph" style:parent-style-name="Standard">
      <style:text-properties fo:color="#c9211e" loext:opacity="100%" fo:font-size="8pt" fo:font-weight="bold" officeooo:paragraph-rsid="00a200b0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c9211e" loext:opacity="100%" fo:font-size="8pt" fo:font-weight="bold" officeooo:paragraph-rsid="00a200b0" style:font-size-asian="8pt" style:font-weight-asian="bold" style:font-size-complex="8pt" style:font-weight-complex="bold"/>
    </style:style>
    <style:style style:name="P37" style:family="paragraph" style:parent-style-name="Standard">
      <style:text-properties fo:color="#c9211e" loext:opacity="100%" fo:font-size="8pt" fo:font-weight="bold" officeooo:rsid="005a7661" officeooo:paragraph-rsid="00a200b0" style:font-size-asian="8pt" style:font-weight-asian="bold" style:font-size-complex="8pt" style:font-weight-complex="bold"/>
    </style:style>
    <style:style style:name="P38" style:family="paragraph" style:parent-style-name="Standard">
      <style:text-properties fo:color="#c9211e" loext:opacity="100%" fo:font-size="8pt" fo:font-weight="bold" officeooo:paragraph-rsid="0035e4bf" style:font-size-asian="8pt" style:font-weight-asian="bold" style:font-size-complex="8pt" style:font-weight-complex="bold"/>
    </style:style>
    <style:style style:name="P39" style:family="paragraph" style:parent-style-name="Standard">
      <style:text-properties officeooo:paragraph-rsid="0035e4bf"/>
    </style:style>
    <style:style style:name="P40" style:family="paragraph" style:parent-style-name="Standard">
      <style:paragraph-properties fo:text-align="justify" style:justify-single-word="false"/>
      <style:text-properties officeooo:paragraph-rsid="00a200b0"/>
    </style:style>
    <style:style style:name="P41" style:family="paragraph" style:parent-style-name="Standard">
      <style:paragraph-properties fo:line-height="100%" fo:text-align="center" style:justify-single-word="false"/>
      <style:text-properties fo:color="#110e54" loext:opacity="100%" fo:font-size="8pt" fo:font-weight="normal" officeooo:paragraph-rsid="0237f46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officeooo:paragraph-rsid="0035e4bf" style:font-size-asian="8pt" style:font-size-complex="8pt"/>
    </style:style>
    <style:style style:name="P43" style:family="paragraph" style:parent-style-name="Standard">
      <style:text-properties fo:color="#0f128a" loext:opacity="100%" fo:font-size="8pt" officeooo:paragraph-rsid="0237f46f" style:font-size-asian="8pt" style:font-size-complex="8pt"/>
    </style:style>
    <style:style style:name="P44" style:family="paragraph" style:parent-style-name="Standard">
      <style:text-properties fo:color="#0f128a" loext:opacity="100%" fo:font-size="8pt" officeooo:paragraph-rsid="0035e4bf" style:font-size-asian="8pt" style:font-size-complex="8pt"/>
    </style:style>
    <style:style style:name="P45" style:family="paragraph" style:parent-style-name="Table_20_Contents" style:list-style-name="L1">
      <style:paragraph-properties fo:text-align="start" style:justify-single-word="false"/>
      <style:text-properties fo:color="#0f128a" loext:opacity="100%" fo:font-size="8pt" officeooo:paragraph-rsid="00cfed11" style:font-size-asian="8pt" style:font-size-complex="8pt"/>
    </style:style>
    <style:style style:name="P46" style:family="paragraph" style:parent-style-name="Table_20_Contents" style:list-style-name="L2">
      <style:text-properties fo:color="#0f128a" loext:opacity="100%" fo:font-size="8pt" officeooo:paragraph-rsid="00c9cf6c" style:font-size-asian="8pt" style:font-size-complex="8pt"/>
    </style:style>
    <style:style style:name="P47" style:family="paragraph" style:parent-style-name="Table_20_Contents" style:list-style-name="L2">
      <style:text-properties fo:font-size="8pt" officeooo:paragraph-rsid="00c9cf6c" style:font-size-asian="8pt" style:font-size-complex="8pt"/>
    </style:style>
    <style:style style:name="P48" style:family="paragraph" style:parent-style-name="Table_20_Contents">
      <style:text-properties fo:font-size="8pt" fo:font-weight="normal" officeooo:paragraph-rsid="0057b7c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fo:font-size="8pt" fo:font-weight="normal" officeooo:paragraph-rsid="0057b7c6" style:font-size-asian="8pt" style:font-weight-asian="normal" style:font-size-complex="8pt" style:font-weight-complex="normal"/>
    </style:style>
    <style:style style:name="P50" style:family="paragraph" style:parent-style-name="Table_20_Contents" style:list-style-name="L2">
      <style:text-properties fo:color="#c9211e" loext:opacity="100%" fo:font-size="8pt" fo:font-weight="bold" officeooo:paragraph-rsid="00c9cf6c" style:font-size-asian="8pt" style:font-weight-asian="bold" style:font-size-complex="8pt" style:font-weight-complex="bold"/>
    </style:style>
    <style:style style:name="P51" style:family="paragraph" style:parent-style-name="Table_20_Contents" style:list-style-name="L2">
      <style:text-properties fo:color="#c9211e" loext:opacity="100%" fo:font-size="8pt" officeooo:paragraph-rsid="00c9cf6c" style:font-size-asian="8pt" style:font-size-complex="8pt"/>
    </style:style>
    <style:style style:name="P52" style:family="paragraph" style:parent-style-name="Table_20_Contents">
      <style:text-properties fo:color="#c9211e" loext:opacity="100%" fo:font-size="9pt" fo:font-weight="bold" officeooo:rsid="002a2dda" officeooo:paragraph-rsid="002a2dda" style:font-size-asian="9pt" style:font-weight-asian="bold" style:font-size-complex="9pt" style:font-weight-complex="bold"/>
    </style:style>
    <style:style style:name="P53" style:family="paragraph" style:parent-style-name="Table_20_Contents"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text-properties fo:color="#c9211e" loext:opacity="100%" fo:font-size="9pt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color="#c9211e" loext:opacity="100%" fo:font-size="9pt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fo:color="#c9211e" loext:opacity="100%" fo:font-size="9pt" officeooo:paragraph-rsid="01a0fd61" style:font-size-asian="9pt" style:font-size-complex="9pt"/>
    </style:style>
    <style:style style:name="P57" style:family="paragraph" style:parent-style-name="Table_20_Contents">
      <style:paragraph-properties fo:text-align="end" style:justify-single-word="false"/>
      <style:text-properties fo:color="#c9211e" loext:opacity="100%" fo:font-size="9pt" style:font-size-asian="9pt" style:font-size-complex="9pt"/>
    </style:style>
    <style:style style:name="P5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c9211e" loext:opacity="100%" fo:font-size="9pt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color="#c9211e" loext:opacity="100%" fo:font-size="9pt" style:font-size-asian="9pt" style:font-size-complex="9pt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c9211e" loext:opacity="100%" fo:font-size="9pt" style:font-size-asian="9pt" style:font-size-complex="9pt"/>
    </style:style>
    <style:style style:name="P61" style:family="paragraph" style:parent-style-name="Table_20_Contents">
      <style:text-properties fo:color="#110e54" loext:opacity="100%" fo:font-size="8pt" fo:font-weight="normal" officeooo:paragraph-rsid="0237f46f" style:font-size-asian="8pt" style:font-weight-asian="normal" style:font-size-complex="8pt" style:font-weight-complex="normal"/>
    </style:style>
    <style:style style:name="P62" style:family="paragraph" style:parent-style-name="Table_20_Contents">
      <style:text-properties fo:color="#110e54" loext:opacity="100%" fo:font-size="8pt" fo:font-weight="normal" officeooo:paragraph-rsid="0057b7c6" style:font-size-asian="8pt" style:font-weight-asian="normal" style:font-size-complex="8pt" style:font-weight-complex="normal"/>
    </style:style>
    <style:style style:name="T1" style:family="text">
      <style:text-properties fo:color="#110e54" loext:opacity="100%" fo:font-style="italic" fo:font-weight="bold" officeooo:rsid="0012c651" style:font-style-asian="italic" style:font-weight-asian="bold" style:font-style-complex="italic" style:font-weight-complex="bold"/>
    </style:style>
    <style:style style:name="T2" style:family="text">
      <style:text-properties fo:color="#110e54" loext:opacity="100%" fo:font-style="italic" fo:font-weight="bold" officeooo:rsid="009fb07d" style:font-style-asian="italic" style:font-weight-asian="bold" style:font-style-complex="italic" style:font-weight-complex="bold"/>
    </style:style>
    <style:style style:name="T3" style:family="text">
      <style:text-properties fo:color="#110e54" loext:opacity="100%" fo:font-style="italic" fo:font-weight="bold" officeooo:rsid="00465450" style:font-style-asian="italic" style:font-weight-asian="bold" style:font-style-complex="italic" style:font-weight-complex="bold"/>
    </style:style>
    <style:style style:name="T4" style:family="text">
      <style:text-properties fo:color="#110e54" loext:opacity="100%" fo:font-style="italic" fo:font-weight="bold" officeooo:rsid="028024f0" style:font-style-asian="italic" style:font-weight-asian="bold" style:font-style-complex="italic" style:font-weight-complex="bold"/>
    </style:style>
    <style:style style:name="T5" style:family="text">
      <style:text-properties fo:color="#110e54" loext:opacity="100%" fo:font-size="16pt" fo:font-style="italic" fo:font-weight="bold" officeooo:rsid="009fb07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110e54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color="#000080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officeooo:rsid="00c0a9fe"/>
    </style:style>
    <style:style style:name="T9" style:family="text">
      <style:text-properties officeooo:rsid="00d649ac"/>
    </style:style>
    <style:style style:name="T10" style:family="text">
      <style:text-properties fo:color="#ffffff" loext:opacity="100%"/>
    </style:style>
    <style:style style:name="T11" style:family="text">
      <style:text-properties officeooo:rsid="00ccf214"/>
    </style:style>
    <style:style style:name="T12" style:family="text">
      <style:text-properties officeooo:rsid="000d889a"/>
    </style:style>
    <style:style style:name="T13" style:family="text">
      <style:text-properties fo:font-weight="bold" officeooo:rsid="002e0f56" style:font-weight-asian="bold" style:font-weight-complex="bold"/>
    </style:style>
    <style:style style:name="T14" style:family="text">
      <style:text-properties fo:font-weight="bold" officeooo:rsid="0072974d" style:font-weight-asian="bold" style:font-weight-complex="bold"/>
    </style:style>
    <style:style style:name="T15" style:family="text">
      <style:text-properties officeooo:rsid="00832323"/>
    </style:style>
    <style:style style:name="T16" style:family="text">
      <style:text-properties officeooo:rsid="00847861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weight="bold" officeooo:rsid="018327d1" style:font-size-asian="9pt" style:font-weight-asian="bold" style:font-size-complex="9pt" style:font-weight-complex="bold"/>
    </style:style>
    <style:style style:name="T19" style:family="text"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fo:font-size="8pt" fo:font-weight="bold" officeooo:rsid="0234400d" style:font-size-asian="8pt" style:font-weight-asian="bold" style:font-size-complex="8pt" style:font-weight-complex="bold"/>
    </style:style>
    <style:style style:name="T22" style:family="text">
      <style:text-properties fo:color="#00008b" loext:opacity="100%" fo:font-size="9pt" fo:font-weight="bold" officeooo:rsid="0192048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fo:letter-spacing="normal" style:language-complex="my" style:country-complex="MM" style:font-style-complex="normal"/>
    </style:style>
    <style:style style:name="T24" style:family="text">
      <style:text-properties fo:font-variant="normal" fo:text-transform="none" fo:letter-spacing="normal" officeooo:rsid="01cb5638" style:language-complex="my" style:country-complex="MM" style:font-style-complex="normal"/>
    </style:style>
    <style:style style:name="T25" style:family="text">
      <style:text-properties fo:font-size="6pt" officeooo:rsid="000d889a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itle" text:name="py3o.team.title_name"/>
        <text:user-field-decl office:value-type="string" office:string-value="Name" text:name="py3o.obj.name"/>
        <text:user-field-decl office:value-type="string" office:string-value="Partner Name" text:name="py3o.obj.partner_id.name"/>
        <text:user-field-decl office:value-type="string" office:string-value="Street" text:name="py3o.obj.partner_id.street"/>
        <text:user-field-decl office:value-type="string" office:string-value="Partner Phone" text:name="py3o.obj.partner_id.phone"/>
        <text:user-field-decl office:value-type="string" office:string-value="Order Date" text:name="py3o.obj.order_date"/>
        <text:user-field-decl office:value-type="string" office:string-value="Shop Name" text:name="py3o.obj.analytic_account_id.name"/>
        <text:user-field-decl office:value-type="string" office:string-value="Expected Date" text:name="py3o.obj.commitment_date"/>
        <text:user-field-decl office:value-type="string" office:string-value="Order Date" text:name="py3o.obj.date_order"/>
        <text:user-field-decl office:value-type="string" office:string-value="no" text:name="py3o.no"/>
        <text:user-field-decl office:value-type="string" office:string-value="Product Name" text:name="py3o.item.product_id.name"/>
        <text:user-field-decl office:value-type="string" office:string-value="Product Name" text:name="py3o.sale_item.product_id.name"/>
        <text:user-field-decl office:value-type="string" office:string-value="QTY" text:name="py3o.sale_item.product_uom_qty"/>
        <text:user-field-decl office:value-type="string" office:string-value="Unit Price" text:name="py3o.sale_item.price_unit"/>
        <text:user-field-decl office:value-type="string" office:string-value="Subtotal" text:name="py3o.sale_item.price_subtotal"/>
        <text:user-field-decl office:value-type="string" office:string-value="Packaging" text:name="py3o.sale_item.product_packaging_id.name"/>
        <text:user-field-decl office:value-type="string" office:string-value="Partner Name" text:name="py3o.order.partner_id.name"/>
        <text:user-field-decl office:value-type="string" office:string-value="Street" text:name="py3o.order.partner_id.street"/>
        <text:user-field-decl office:value-type="string" office:string-value="Phone" text:name="py3o.order.partner_id.phone"/>
        <text:user-field-decl office:value-type="string" office:string-value="Vouncher Name" text:name="py3o.order.name"/>
        <text:user-field-decl office:value-type="string" office:string-value="Order Date" text:name="py3o.order.date_order"/>
        <text:user-field-decl office:value-type="string" office:string-value="Shop Name" text:name="py3o.order.analytic_account_id.name"/>
        <text:user-field-decl office:value-type="string" office:string-value="Expected Date" text:name="py3o.order.commitment_date"/>
        <text:user-field-decl office:value-type="string" office:string-value="No" text:name="py3o.sale_item.no"/>
        <text:user-field-decl office:value-type="string" office:string-value="Partner Name" text:name="py3o.order.partner_name"/>
        <text:user-field-decl office:value-type="string" office:string-value="Street" text:name="py3o.order.street"/>
        <text:user-field-decl office:value-type="string" office:string-value="Phone" text:name="py3o.order.phone"/>
        <text:user-field-decl office:value-type="string" office:string-value="Order Date" text:name="py3o.order.order_date"/>
        <text:user-field-decl office:value-type="string" office:string-value="Shop Name" text:name="py3o.order.shop_name"/>
        <text:user-field-decl office:value-type="string" office:string-value="Expected Date" text:name="py3o.order.expected_date"/>
        <text:user-field-decl office:value-type="string" office:string-value="Product Name" text:name="py3o.sale_item.product"/>
        <text:user-field-decl office:value-type="string" office:string-value="Packaging" text:name="py3o.sale_item.packaging"/>
        <text:user-field-decl office:value-type="string" office:string-value="Subtotal" text:name="py3o.sale_item.subtotal"/>
        <text:user-field-decl office:value-type="string" office:string-value="No" text:name="py3o.sale_item.count"/>
        <text:user-field-decl office:value-type="string" office:string-value="Contact Name" text:name="py3o.order.contact_partner_id"/>
        <text:user-field-decl office:value-type="string" office:string-value="Contact Phone" text:name="py3o.order.contact_ph"/>
        <text:user-field-decl office:value-type="string" office:string-value="QTY" text:name="py3o.sale_item.qty"/>
        <text:user-field-decl office:value-type="string" office:string-value="From Shop Ph" text:name="py3o.sale_item.from_shop_ph"/>
        <text:user-field-decl office:value-type="string" office:string-value="To Shop Name" text:name="py3o.sale_item.to_shop_name"/>
        <text:user-field-decl office:value-type="string" office:string-value="to shop ph" text:name="py3o.sale_item.to_shop_ph"/>
        <text:user-field-decl office:value-type="string" office:string-value="From Shop Ph" text:name="py3o.order.from_shop_ph"/>
        <text:user-field-decl office:value-type="string" office:string-value="to shop name" text:name="py3o.order.to_shop_name"/>
        <text:user-field-decl office:value-type="string" office:string-value="to shop ph" text:name="py3o.order.to_shop_ph"/>
        <text:user-field-decl office:value-type="string" office:string-value="Client Name" text:name="py3o.order.client_name"/>
        <text:user-field-decl office:value-type="string" office:string-value="Related Name" text:name="py3o.order.client_related"/>
        <text:user-field-decl office:value-type="string" office:string-value="Client Phone" text:name="py3o.order.client_phone"/>
        <text:user-field-decl office:value-type="string" office:string-value="Actual Start Time" text:name="py3o.order.actual_start_time"/>
        <text:user-field-decl office:value-type="string" office:string-value="Amount Total" text:name="py3o.order.amount_total"/>
        <text:user-field-decl office:value-type="string" office:string-value="Tax" text:name="py3o.order.amount_tax"/>
        <text:user-field-decl office:value-type="string" office:string-value="Num" text:name="py3o.temp.no"/>
        <text:user-field-decl office:value-type="string" office:string-value="Product" text:name="py3o.temp.product"/>
        <text:user-field-decl office:value-type="string" office:string-value="Uom" text:name="py3o.temp.uom"/>
        <text:user-field-decl office:value-type="string" office:string-value="Qty" text:name="py3o.temp.qty"/>
        <text:user-field-decl office:value-type="string" office:string-value="Unit Price" text:name="py3o.temp.price_unit"/>
        <text:user-field-decl office:value-type="string" office:string-value="No" text:name="py3o.order.order_line.no"/>
        <text:user-field-decl office:value-type="string" office:string-value="Uom" text:name="py3o.sale_item.uom"/>
        <text:user-field-decl office:value-type="string" office:string-value="Deposite" text:name="py3o.order.deposite"/>
        <text:user-field-decl office:value-type="string" office:string-value="Balance" text:name="py3o.order.balance"/>
        <text:user-field-decl office:value-type="string" office:string-value="Remaining Balance" text:name="py3o.order.remain_balance"/>
        <text:user-field-decl office:value-type="string" office:string-value="Header Name" text:name="py3o.order.header"/>
        <text:user-field-decl office:value-type="string" office:string-value="Header Logo" text:name="py3o.order.header_logo"/>
        <text:user-field-decl office:value-type="string" office:string-value="Logo" text:name="py3o.team.header_logo"/>
        <text:user-field-decl office:value-type="string" office:string-value="Logo" text:name="py3o.team.title_img"/>
      </text:user-field-decls>
      <text:p text:style-name="P25"><text:a xlink:type="simple" xlink:href="py3o://for=%22order%20in%20orders%22" text:style-name="Internet_20_link" text:visited-style-name="Visited_20_Internet_20_Link"><text:span text:style-name="T14">for="order in orders"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3"><text:s/>အမည် <text:s text:c="2"/></text:p>
          </table:table-cell>
          <table:table-cell table:style-name="Table4.B1" office:value-type="string">
            <text:p text:style-name="P15"><text:user-field-get text:name="py3o.order.partner_name">Partner Nam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4">Vouncher No</text:p>
          </table:table-cell>
          <table:table-cell table:style-name="Table4.B1" office:value-type="string">
            <text:p text:style-name="P18"><text:s/><text:user-field-get text:name="py3o.order.name">Vouncher Name</text:user-field-get></text:p>
          </table:table-cell>
        </table:table-row>
        <table:table-row table:style-name="Table4.1">
          <table:table-cell table:style-name="Table4.A1" office:value-type="string">
            <text:p text:style-name="P13"><text:s/>လိပ်စာ <text:s text:c="3"/></text:p>
          </table:table-cell>
          <table:table-cell table:style-name="Table4.B1" office:value-type="string">
            <text:p text:style-name="P15"><text:user-field-get text:name="py3o.order.street">Street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3">မှာသည့်နေ့</text:p>
          </table:table-cell>
          <table:table-cell table:style-name="Table4.B1" office:value-type="string">
            <text:p text:style-name="P20"><text:user-field-get text:name="py3o.order.order_date">Order Date</text:user-field-get></text:p>
          </table:table-cell>
        </table:table-row>
        <table:table-row table:style-name="Table4.1">
          <table:table-cell table:style-name="Table4.A1" office:value-type="string">
            <text:p text:style-name="P13"><text:s/>ဖုန်းနံပါတ်</text:p>
          </table:table-cell>
          <table:table-cell table:style-name="Table4.B1" office:value-type="string">
            <text:p text:style-name="P15"><text:user-field-get text:name="py3o.order.phone">Phon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3">မှာသည့်ဆိုင်</text:p>
          </table:table-cell>
          <table:table-cell table:style-name="Table4.B1" office:value-type="string">
            <text:p text:style-name="P15"><text:s/><text:user-field-get text:name="py3o.order.shop_name">Shop Name</text:user-field-get></text:p>
          </table:table-cell>
        </table:table-row>
        <table:table-row table:style-name="Table4.1">
          <table:table-cell table:style-name="Table4.A1" office:value-type="string">
            <text:p text:style-name="P13"><text:s/>Contact Person</text:p>
          </table:table-cell>
          <table:table-cell table:style-name="Table4.B1" office:value-type="string">
            <text:p text:style-name="P16"><text:user-field-get text:name="py3o.order.contact_partner_id">Contact Nam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3">မှာသည့်ဆိုင်ဖုန်း </text:p>
          </table:table-cell>
          <table:table-cell table:style-name="Table4.B1" office:value-type="string">
            <text:p text:style-name="P19"><text:s/><text:user-field-get text:name="py3o.order.from_shop_ph">From Shop Ph</text:user-field-get></text:p>
          </table:table-cell>
        </table:table-row>
        <table:table-row table:style-name="Table4.1">
          <table:table-cell table:style-name="Table4.A1" office:value-type="string">
            <text:p text:style-name="P13"><text:s/>ဖုန်း</text:p>
          </table:table-cell>
          <table:table-cell table:style-name="Table4.B1" office:value-type="string">
            <text:p text:style-name="P16"><text:user-field-get text:name="py3o.order.contact_ph">Contact Phon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3">ယူမည့်နေ့ အချိန် </text:p>
          </table:table-cell>
          <table:table-cell table:style-name="Table4.B1" office:value-type="string">
            <text:p text:style-name="P15"><text:s/><text:user-field-get text:name="py3o.order.expected_date">Expected Date</text:user-field-get></text:p>
          </table:table-cell>
        </table:table-row>
        <table:table-row table:style-name="Table4.6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2">ယူမည့်ဆိုင် </text:p>
          </table:table-cell>
          <table:table-cell table:style-name="Table4.B1" office:value-type="string">
            <text:p text:style-name="P17"><text:s/><text:user-field-get text:name="py3o.order.to_shop_name">to shop name</text:user-field-get></text:p>
          </table:table-cell>
        </table:table-row>
        <table:table-row table:style-name="Table4.7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3">ယူမည့်ဆိုင်ဖုန်း</text:p>
          </table:table-cell>
          <table:table-cell table:style-name="Table4.B1" office:value-type="string">
            <text:p text:style-name="P21"><text:span text:style-name="T17"><text:s/></text:span><text:span text:style-name="T17"><text:user-field-get text:name="py3o.order.to_shop_ph">to shop ph</text:user-field-get></text:span></text:p>
          </table:table-cell>
        </table:table-row>
      </table:table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52"><text:s text:c="2"/>စဉ်</text:p>
          </table:table-cell>
          <table:table-cell table:style-name="Table1.A1" table:number-columns-spanned="2" office:value-type="string">
            <text:p text:style-name="P53"><text:s text:c="35"/>အမျိုးအမည်</text:p>
          </table:table-cell>
          <table:covered-table-cell/>
          <table:table-cell table:style-name="Table1.A1" office:value-type="string">
            <text:p text:style-name="P53"><text:s text:c="7"/>ရေတွက်ပုံ</text:p>
          </table:table-cell>
          <table:table-cell table:style-name="Table1.A1" table:number-columns-spanned="2" office:value-type="string">
            <text:p text:style-name="P53"><text:s text:c="4"/>အရေအတွက်</text:p>
          </table:table-cell>
          <table:covered-table-cell/>
          <table:table-cell table:style-name="Table1.A1" office:value-type="string">
            <text:p text:style-name="P53"><text:s text:c="10"/>နှုန်း</text:p>
          </table:table-cell>
          <table:table-cell table:style-name="Table1.H1" office:value-type="string">
            <text:p text:style-name="P53"><text:s text:c="16"/>သင့်ငွေ</text:p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table:number-columns-spanned="2" office:value-type="string">
            <text:p text:style-name="P33"><text:a xlink:type="simple" xlink:href="py3o://for=%22sale_item%20in%20order['lines']%22" text:style-name="Internet_20_link" text:visited-style-name="Visited_20_Internet_20_Link"><text:span text:style-name="T15">for="sale_item in order['lines']"</text:span></text:a></text:p>
          </table:table-cell>
          <table:covered-table-cell/>
          <table:table-cell table:style-name="Table1.A2" office:value-type="string">
            <text:p text:style-name="P53"/>
          </table:table-cell>
          <table:table-cell table:style-name="Table1.A2" table:number-columns-spanned="2" office:value-type="string">
            <text:p text:style-name="P53"/>
          </table:table-cell>
          <table:covered-table-cell/>
          <table:table-cell table:style-name="Table1.A2" office:value-type="string">
            <text:p text:style-name="P53"/>
          </table:table-cell>
          <table:table-cell table:style-name="Table1.H2" office:value-type="string">
            <text:p text:style-name="P53"/>
          </table:table-cell>
        </table:table-row>
        <table:table-row table:style-name="Table1.3">
          <table:table-cell table:style-name="Table1.A3" office:value-type="string">
            <text:p text:style-name="P19"><text:s/><text:user-field-get text:name="py3o.sale_item.no">No</text:user-field-get><text:span text:style-name="T16">­</text:span></text:p>
          </table:table-cell>
          <table:table-cell table:style-name="Table1.B3" table:number-columns-spanned="2" office:value-type="string">
            <text:p text:style-name="P55"><text:s/><text:user-field-get text:name="py3o.sale_item.product">Product Name</text:user-field-get></text:p>
          </table:table-cell>
          <table:covered-table-cell/>
          <table:table-cell table:style-name="Table1.D3" office:value-type="string">
            <text:p text:style-name="P57"><text:s text:c="8"/><text:user-field-get text:name="py3o.sale_item.uom">Uom</text:user-field-get><text:s/></text:p>
          </table:table-cell>
          <table:table-cell table:style-name="Table1.E3" table:number-columns-spanned="2" office:value-type="string">
            <text:p text:style-name="P57"><text:s text:c="12"/><text:user-field-get text:name="py3o.sale_item.qty">QTY</text:user-field-get><text:s/></text:p>
          </table:table-cell>
          <table:covered-table-cell/>
          <table:table-cell table:style-name="Table1.G3" office:value-type="string">
            <text:p text:style-name="P57"><text:s text:c="5"/><text:user-field-get text:name="py3o.sale_item.price_unit">Unit Price</text:user-field-get><text:s/></text:p>
          </table:table-cell>
          <table:table-cell table:style-name="Table1.H3" office:value-type="string">
            <text:p text:style-name="P58"><text:s text:c="9"/><text:user-field-get text:name="py3o.sale_item.subtotal">Subtotal</text:user-field-get><text:s text:c="2"/></text:p>
          </table:table-cell>
        </table:table-row>
        <table:table-row table:style-name="Table1.3">
          <table:table-cell table:style-name="Table1.A4" table:number-columns-spanned="8" office:value-type="string">
            <text:p text:style-name="P34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8" office:value-type="string">
            <text:p text:style-name="Table_20_Contents"><text:a xlink:type="simple" xlink:href="py3o://for=%22temp%20in%20order.sale_order_template_id%22" text:style-name="Internet_20_link" text:visited-style-name="Visited_20_Internet_20_Link"><text:span text:style-name="T22">for="temp in order.sale_order_template_id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office:value-type="string">
            <text:p text:style-name="P56"><text:s/><text:user-field-get text:name="py3o.temp.no">Num</text:user-field-get></text:p>
          </table:table-cell>
          <table:table-cell table:style-name="Table1.B6" table:number-columns-spanned="2" office:value-type="string">
            <text:p text:style-name="P55"><text:s/><text:user-field-get text:name="py3o.temp.product">Product</text:user-field-get></text:p>
          </table:table-cell>
          <table:covered-table-cell/>
          <table:table-cell table:style-name="Table1.D6" office:value-type="string">
            <text:p text:style-name="P57"><text:user-field-get text:name="py3o.temp.uom">Uom</text:user-field-get><text:s/></text:p>
          </table:table-cell>
          <table:table-cell table:style-name="Table1.E6" table:number-columns-spanned="2" office:value-type="string">
            <text:p text:style-name="P57"><text:user-field-get text:name="py3o.temp.qty">Qty</text:user-field-get><text:s/></text:p>
          </table:table-cell>
          <table:covered-table-cell/>
          <table:table-cell table:style-name="Table1.G6" office:value-type="string">
            <text:p text:style-name="P59"/>
          </table:table-cell>
          <table:table-cell table:style-name="Table1.H6" office:value-type="string">
            <text:p text:style-name="P60"/>
          </table:table-cell>
        </table:table-row>
        <table:table-row table:style-name="Table1.7">
          <table:table-cell table:style-name="Table1.A7" table:number-columns-spanned="8" office:value-type="string">
            <text:p text:style-name="P39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Table1.F8" table:number-columns-spanned="2" office:value-type="string">
            <text:p text:style-name="P35"><text:s text:c="28"/>စုစုပေါင်း</text:p>
          </table:table-cell>
          <table:covered-table-cell/>
          <table:table-cell table:style-name="Table1.H8" office:value-type="string">
            <text:p text:style-name="P49"><text:s text:c="5"/><text:span text:style-name="T19"><text:s/></text:span><text:span text:style-name="T19"><text:user-field-get text:name="py3o.order.amount_total">Amount Total</text:user-field-get></text:span><text:span text:style-name="T19"><text:s text:c="2"/></text:span></text:p>
          </table:table-cell>
        </table:table-row>
        <table:table-row table:style-name="Table1.8">
          <table:table-cell table:style-name="Table1.A9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1.E9" table:number-columns-spanned="2" office:value-type="string">
            <text:p text:style-name="P48"/>
          </table:table-cell>
          <table:covered-table-cell/>
          <table:table-cell table:style-name="Table1.G9" table:number-columns-spanned="2" office:value-type="string">
            <text:p text:style-name="P32"><text:a xlink:type="simple" xlink:href="py3o://if=%22order.amount_tax%22" text:style-name="Internet_20_link" text:visited-style-name="Visited_20_Internet_20_Link"><text:span text:style-name="T21">if="order.amount_tax"</text:span></text:a></text:p>
          </table:table-cell>
          <table:covered-table-cell/>
        </table:table-row>
        <table:table-row table:style-name="Table1.8">
          <table:table-cell table:style-name="Table1.A10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1.E10" table:number-columns-spanned="2" office:value-type="string">
            <text:p text:style-name="P48"/>
          </table:table-cell>
          <table:covered-table-cell/>
          <table:table-cell table:style-name="Table1.G10" office:value-type="string">
            <text:p text:style-name="P36"><text:span text:style-name="T23">ကုန်သွယ်ခွန်</text:span><text:span text:style-name="T24">(5%)</text:span> </text:p>
          </table:table-cell>
          <table:table-cell table:style-name="Table1.H10" office:value-type="string">
            <text:p text:style-name="P30"><text:span text:style-name="T20"><text:s text:c="16"/></text:span><text:span text:style-name="T20"><text:user-field-get text:name="py3o.order.amount_tax">Tax</text:user-field-get></text:span><text:span text:style-name="T20"><text:s text:c="2"/></text:span></text:p>
          </table:table-cell>
        </table:table-row>
        <table:table-row table:style-name="Table1.11">
          <table:table-cell table:style-name="Table1.A11" table:number-columns-spanned="4" office:value-type="string">
            <text:p text:style-name="P48"><text:s text:c="29"/></text:p>
          </table:table-cell>
          <table:covered-table-cell/>
          <table:covered-table-cell/>
          <table:covered-table-cell/>
          <table:table-cell table:style-name="Table1.E11" table:number-columns-spanned="2" office:value-type="string">
            <text:p text:style-name="P48"/>
          </table:table-cell>
          <table:covered-table-cell/>
          <table:table-cell table:style-name="Table1.G11" table:number-columns-spanned="2" office:value-type="string">
            <text:p text:style-name="P40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</table:table-row>
        <table:table-row table:style-name="Table1.8">
          <table:table-cell table:style-name="Table1.A12" table:number-columns-spanned="4" office:value-type="string">
            <text:p text:style-name="P41">ပွဲနေ့တွင် အော်ဒါရှင်ဘက်မှကြီးကြပ်မည့်သူ</text:p>
          </table:table-cell>
          <table:covered-table-cell/>
          <table:covered-table-cell/>
          <table:covered-table-cell/>
          <table:table-cell table:style-name="Table1.E12" table:number-columns-spanned="2" office:value-type="string">
            <text:p text:style-name="P42"/>
          </table:table-cell>
          <table:covered-table-cell/>
          <table:table-cell table:style-name="Table1.G12" office:value-type="string">
            <text:p text:style-name="P37"><text:s text:c="13"/>စရံငွေ</text:p>
          </table:table-cell>
          <table:table-cell table:style-name="Table1.H12" office:value-type="string">
            <text:p text:style-name="P31"><text:s text:c="2"/><text:span text:style-name="T20"><text:user-field-get text:name="py3o.order.deposite">Deposite</text:user-field-get></text:span><text:s text:c="2"/></text:p>
          </table:table-cell>
        </table:table-row>
        <table:table-row table:style-name="Table1.8">
          <table:table-cell table:style-name="Table1.A13" table:number-columns-spanned="2" office:value-type="string">
            <text:p text:style-name="P61"><text:s/>အမည်</text:p>
          </table:table-cell>
          <table:covered-table-cell/>
          <table:table-cell table:style-name="Table1.C13" table:number-columns-spanned="2" office:value-type="string">
            <text:p text:style-name="P43"><text:s text:c="3"/><text:user-field-get text:name="py3o.order.client_name">Client Name</text:user-field-get><text:s text:c="3"/></text:p>
          </table:table-cell>
          <table:covered-table-cell/>
          <table:table-cell table:style-name="Table1.E13" table:number-columns-spanned="2" office:value-type="string">
            <text:p text:style-name="P42"/>
          </table:table-cell>
          <table:covered-table-cell/>
          <table:table-cell table:style-name="Table1.G13" office:value-type="string">
            <text:p text:style-name="P35"><text:s text:c="11"/>ကျန်ငွေ</text:p>
          </table:table-cell>
          <table:table-cell table:style-name="Table1.H13" office:value-type="string">
            <text:p text:style-name="P31"><text:span text:style-name="T20"><text:user-field-get text:name="py3o.order.remain_balance">Remaining Balance</text:user-field-get></text:span><text:s text:c="2"/></text:p>
          </table:table-cell>
        </table:table-row>
        <table:table-row table:style-name="Table1.8">
          <table:table-cell table:style-name="Table1.A14" table:number-columns-spanned="2" office:value-type="string">
            <text:p text:style-name="P61">တော်စပ်ပုံရာထူး </text:p>
          </table:table-cell>
          <table:covered-table-cell/>
          <table:table-cell table:style-name="Table1.C14" table:number-columns-spanned="2" office:value-type="string">
            <text:p text:style-name="P43"><text:s text:c="3"/><text:user-field-get text:name="py3o.order.client_related">Related Name</text:user-field-get></text:p>
          </table:table-cell>
          <table:covered-table-cell/>
          <table:table-cell table:style-name="Table1.E14" table:number-columns-spanned="2" office:value-type="string">
            <text:p text:style-name="P42"/>
          </table:table-cell>
          <table:covered-table-cell/>
          <table:table-cell table:style-name="Table1.G14" office:value-type="string">
            <text:p text:style-name="P38"/>
          </table:table-cell>
          <table:table-cell table:style-name="Table1.H14" office:value-type="string">
            <text:p text:style-name="P29"/>
          </table:table-cell>
        </table:table-row>
        <table:table-row table:style-name="Table1.8">
          <table:table-cell table:style-name="Table1.A15" table:number-columns-spanned="2" office:value-type="string">
            <text:p text:style-name="P62"><text:s/>ဖုန်း</text:p>
          </table:table-cell>
          <table:covered-table-cell/>
          <table:table-cell table:style-name="Table1.C15" table:number-columns-spanned="2" office:value-type="string">
            <text:p text:style-name="P44"><text:s text:c="3"/><text:user-field-get text:name="py3o.order.client_phone">Client Phone</text:user-field-get></text:p>
          </table:table-cell>
          <table:covered-table-cell/>
          <table:table-cell table:style-name="Table1.E15" table:number-columns-spanned="2" office:value-type="string">
            <text:p text:style-name="P42"/>
          </table:table-cell>
          <table:covered-table-cell/>
          <table:table-cell table:style-name="Table1.G15" office:value-type="string">
            <text:p text:style-name="P38"><text:s text:c="13"/></text:p>
          </table:table-cell>
          <table:table-cell table:style-name="Table1.H15" office:value-type="string">
            <text:p text:style-name="P29"/>
          </table:table-cell>
        </table:table-row>
        <table:table-row table:style-name="Table1.8">
          <table:table-cell table:style-name="Table1.A16" table:number-columns-spanned="2" office:value-type="string">
            <text:p text:style-name="P62"><text:s/>အမှန်တကယ်စတင်ကျွေးမည့်အချိန်</text:p>
          </table:table-cell>
          <table:covered-table-cell/>
          <table:table-cell table:style-name="Table1.C16" table:number-columns-spanned="2" office:value-type="string">
            <text:p text:style-name="P44"><text:s text:c="3"/><text:user-field-get text:name="py3o.order.actual_start_time">Actual Start Time</text:user-field-get></text:p>
          </table:table-cell>
          <table:covered-table-cell/>
          <table:table-cell table:style-name="Table1.E16" table:number-columns-spanned="2" office:value-type="string">
            <text:p text:style-name="P42"/>
          </table:table-cell>
          <table:covered-table-cell/>
          <table:table-cell table:style-name="Table1.G16" office:value-type="string">
            <text:p text:style-name="P42"/>
          </table:table-cell>
          <table:table-cell table:style-name="Table1.H16" office:value-type="string">
            <text:p text:style-name="P29"/>
          </table:table-cell>
        </table:table-row>
      </table:table>
      <text:p text:style-name="P24"><text:a xlink:type="simple" xlink:href="py3o:///for" text:style-name="Internet_20_link" text:visited-style-name="Visited_20_Internet_20_Link"><text:soft-page-break/><text:span text:style-name="T25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44in" table:align="left"/>
    </style:style>
    <style:style style:name="Table2.A" style:family="table-column">
      <style:table-column-properties style:column-width="3.7778in"/>
    </style:style>
    <style:style style:name="Table2.B" style:family="table-column">
      <style:table-column-properties style:column-width="2.9167in"/>
    </style:style>
    <style:style style:name="Table2.A1" style:family="table-cell">
      <style:table-cell-properties style:writing-mode="page"/>
    </style:style>
    <style:style style:name="Table2.B2" style:family="table-cell">
      <style:table-cell-properties style:vertical-align="middle" style:writing-mode="page"/>
    </style:style>
    <style:style style:name="Table5" style:family="table">
      <style:table-properties style:width="7.5583in" fo:margin-left="-0.4208in" table:align="left" fo:background-color="transparent">
        <style:background-image/>
      </style:table-properties>
    </style:style>
    <style:style style:name="Table5.A" style:family="table-column">
      <style:table-column-properties style:column-width="0.9333in"/>
    </style:style>
    <style:style style:name="Table5.B" style:family="table-column">
      <style:table-column-properties style:column-width="2.125in"/>
    </style:style>
    <style:style style:name="Table5.C" style:family="table-column">
      <style:table-column-properties style:column-width="0.0174in"/>
    </style:style>
    <style:style style:name="Table5.D" style:family="table-column">
      <style:table-column-properties style:column-width="0.5493in"/>
    </style:style>
    <style:style style:name="Table5.F" style:family="table-column">
      <style:table-column-properties style:column-width="1in"/>
    </style:style>
    <style:style style:name="Table5.G" style:family="table-column">
      <style:table-column-properties style:column-width="2in"/>
    </style:style>
    <style:style style:name="Table5.1" style:family="table-row">
      <style:table-row-properties style:min-row-height="0.3in"/>
    </style:style>
    <style:style style:name="Table5.A1" style:family="table-cell">
      <style:table-cell-properties style:vertical-align="bottom" fo:padding="0in" fo:border="none" style:writing-mode="page"/>
    </style:style>
    <style:style style:name="Table5.B1" style:family="table-cell">
      <style:table-cell-properties fo:padding="0.0201in" fo:border-left="none" fo:border-right="none" fo:border-top="none" fo:border-bottom="0.05pt fine-dashed #110e54" style:writing-mode="page"/>
    </style:style>
    <style:style style:name="Table5.D1" style:family="table-cell">
      <style:table-cell-properties fo:padding="0.0201in" fo:border="none" style:writing-mode="page"/>
    </style:style>
    <style:style style:name="Table5.G1" style:family="table-cell">
      <style:table-cell-properties fo:padding="0.0201in" fo:border-left="none" fo:border-right="none" fo:border-top="none" fo:border-bottom="0.05pt fine-dashed #110e54" style:writing-mode="page"/>
    </style:style>
    <style:style style:name="Table5.B2" style:family="table-cell">
      <style:table-cell-properties fo:padding="0.0201in" fo:border-left="none" fo:border-right="none" fo:border-top="none" fo:border-bottom="0.05pt fine-dashed #110e54" style:writing-mode="page"/>
    </style:style>
    <style:style style:name="Table5.D2" style:family="table-cell">
      <style:table-cell-properties fo:padding="0.0201in" fo:border="none" style:writing-mode="page"/>
    </style:style>
    <style:style style:name="Table5.G2" style:family="table-cell">
      <style:table-cell-properties fo:padding="0.0201in" fo:border-left="none" fo:border-right="none" fo:border-top="none" fo:border-bottom="0.05pt fine-dashed #110e54" style:writing-mode="page"/>
    </style:style>
    <style:style style:name="Table5.3" style:family="table-row">
      <style:table-row-properties style:min-row-height="0.0201in" fo:background-color="transparent">
        <style:background-image/>
      </style:table-row-properties>
    </style:style>
    <style:style style:name="Table5.B3" style:family="table-cell">
      <style:table-cell-properties fo:padding="0.0201in" fo:border="none" style:writing-mode="page"/>
    </style:style>
    <style:style style:name="Table5.D3" style:family="table-cell">
      <style:table-cell-properties fo:padding="0.0201in" fo:border="none" style:writing-mode="page"/>
    </style:style>
    <style:style style:name="Table5.F3" style:family="table-cell">
      <style:table-cell-properties style:vertical-align="bottom" fo:padding="0.0201in" fo:border="none" style:writing-mode="page"/>
    </style:style>
    <style:style style:name="Table5.G3" style:family="table-cell">
      <style:table-cell-properties fo:padding="0.0201in" fo:border="none" style:writing-mode="page"/>
    </style:style>
    <style:style style:name="Table5.4" style:family="table-row">
      <style:table-row-properties style:min-row-height="0.4819in" fo:background-color="transparent">
        <style:background-image/>
      </style:table-row-properties>
    </style:style>
    <style:style style:name="Table5.A4" style:family="table-cell">
      <style:table-cell-properties style:vertical-align="middle" fo:background-color="#110e54" fo:padding="0.0201in" fo:border-left="0.05pt solid #110e54" fo:border-right="none" fo:border-top="none" fo:border-bottom="none" style:writing-mode="page">
        <style:background-image/>
      </style:table-cell-properties>
    </style:style>
    <style:style style:name="Table5.C4" style:family="table-cell">
      <style:table-cell-properties fo:padding="0in" fo:border="none" style:writing-mode="page"/>
    </style:style>
    <style:style style:name="Table5.F4" style:family="table-cell">
      <style:table-cell-properties style:vertical-align="middle" fo:background-color="#c9211e" fo:padding="0in" fo:border="none" style:writing-mode="page">
        <style:background-image/>
      </style:table-cell-properties>
    </style:style>
    <style:style style:name="Table5.5" style:family="table-row">
      <style:table-row-properties style:min-row-height="0.0097in"/>
    </style:style>
    <style:style style:name="Table5.A5" style:family="table-cell">
      <style:table-cell-properties fo:padding="0in" fo:border="none" style:writing-mode="page"/>
    </style:style>
    <style:style style:name="Table5.C5" style:family="table-cell">
      <style:table-cell-properties fo:padding="0in" fo:border="none" style:writing-mode="page"/>
    </style:style>
    <style:style style:name="Table5.F5" style:family="table-cell">
      <style:table-cell-properties fo:padding="0in" fo:border="none" style:writing-mode="page"/>
    </style:style>
    <style:style style:name="Table5.6" style:family="table-row">
      <style:table-row-properties style:min-row-height="0.3597in"/>
    </style:style>
    <style:style style:name="Table5.A6" style:family="table-cell">
      <style:table-cell-properties style:vertical-align="middle" fo:padding="0in" fo:border="none" style:writing-mode="page"/>
    </style:style>
    <style:style style:name="Table5.7" style:family="table-row">
      <style:table-row-properties style:min-row-height="0.1in"/>
    </style:style>
    <style:style style:name="Table5.A7" style:family="table-cell">
      <style:table-cell-properties fo:padding="0in" fo:border="none" style:writing-mode="page"/>
    </style:style>
    <style:style style:name="Table5.C7" style:family="table-cell">
      <style:table-cell-properties fo:padding="0in" fo:border="none" style:writing-mode="page"/>
    </style:style>
    <style:style style:name="Table5.F7" style:family="table-cell">
      <style:table-cell-properties fo:padding="0in" fo:border="none" style:writing-mode="page"/>
    </style:style>
    <style:style style:name="Table5.8" style:family="table-row">
      <style:table-row-properties style:min-row-height="0.3181in"/>
    </style:style>
    <style:style style:name="Table5.A8" style:family="table-cell">
      <style:table-cell-properties style:vertical-align="middle" fo:padding="0in" fo:border="none" style:writing-mode="page"/>
    </style:style>
    <style:style style:name="Table5.9" style:family="table-row">
      <style:table-row-properties style:min-row-height="0.3167in" fo:background-color="transparent">
        <style:background-image/>
      </style:table-row-properties>
    </style:style>
    <style:style style:name="Table5.A9" style:family="table-cell">
      <style:table-cell-properties style:vertical-align="middle" fo:padding="0in" fo:border="none" style:writing-mode="page"/>
    </style:style>
    <style:style style:name="Table5.E9" style:family="table-cell">
      <style:table-cell-properties style:vertical-align="middle" fo:padding="0in" fo:border="none" style:writing-mode="page"/>
    </style:style>
    <style:style style:name="MP1" style:family="paragraph" style:parent-style-name="Header">
      <style:text-properties officeooo:paragraph-rsid="009fb07d"/>
    </style:style>
    <style:style style:name="MP2" style:family="paragraph" style:parent-style-name="Header">
      <style:text-properties officeooo:paragraph-rsid="028024f0"/>
    </style:style>
    <style:style style:name="MP3" style:family="paragraph" style:parent-style-name="Table_20_Contents">
      <style:paragraph-properties fo:line-height="115%"/>
    </style:style>
    <style:style style:name="MP4" style:family="paragraph" style:parent-style-name="Frame_20_contents">
      <style:text-properties officeooo:rsid="02878738" officeooo:paragraph-rsid="02878738"/>
    </style:style>
    <style:style style:name="MP5" style:family="paragraph" style:parent-style-name="Table_20_Contents">
      <style:paragraph-properties fo:line-height="115%"/>
      <style:text-properties officeooo:paragraph-rsid="0297ba0b"/>
    </style:style>
    <style:style style:name="MP6" style:family="paragraph" style:parent-style-name="Header">
      <style:text-properties fo:font-size="16pt" officeooo:paragraph-rsid="009fb07d" style:font-size-asian="16pt" style:font-size-complex="16pt"/>
    </style:style>
    <style:style style:name="MP7" style:family="paragraph" style:parent-style-name="Table_20_Contents">
      <style:text-properties fo:color="#110e54" loext:opacity="100%" fo:font-size="8pt" officeooo:paragraph-rsid="00c9cf6c" style:font-size-asian="8pt" style:font-size-complex="8pt"/>
    </style:style>
    <style:style style:name="MP8" style:family="paragraph" style:parent-style-name="Table_20_Contents">
      <style:text-properties fo:font-size="8pt" officeooo:paragraph-rsid="00c9cf6c" style:font-size-asian="8pt" style:font-size-complex="8pt"/>
    </style:style>
    <style:style style:name="MP9" style:family="paragraph" style:parent-style-name="Table_20_Contents">
      <style:text-properties style:use-window-font-color="true" loext:opacity="0%" fo:font-size="8pt" officeooo:paragraph-rsid="00d649ac" style:font-size-asian="8pt" style:font-size-complex="8pt"/>
    </style:style>
    <style:style style:name="MP10" style:family="paragraph" style:parent-style-name="Table_20_Contents">
      <style:paragraph-properties fo:text-align="start" style:justify-single-word="false"/>
      <style:text-properties fo:color="#ffffff" loext:opacity="100%" fo:font-size="8pt" officeooo:paragraph-rsid="00d649ac" style:font-size-asian="8pt" style:font-size-complex="8pt"/>
    </style:style>
    <style:style style:name="MP11" style:family="paragraph" style:parent-style-name="Table_20_Contents" style:list-style-name="ML1">
      <style:paragraph-properties fo:text-align="start" style:justify-single-word="false"/>
      <style:text-properties fo:color="#0f128a" loext:opacity="100%" fo:font-size="8pt" officeooo:paragraph-rsid="00cfed11" style:font-size-asian="8pt" style:font-size-complex="8pt"/>
    </style:style>
    <style:style style:name="MP12" style:family="paragraph" style:parent-style-name="Table_20_Contents" style:list-style-name="ML2">
      <style:text-properties fo:font-size="8pt" officeooo:paragraph-rsid="00c9cf6c" style:font-size-asian="8pt" style:font-size-complex="8pt"/>
    </style:style>
    <style:style style:name="MP13" style:family="paragraph" style:parent-style-name="Table_20_Contents" style:list-style-name="ML2">
      <style:text-properties fo:color="#0f128a" loext:opacity="100%" fo:font-size="8pt" officeooo:paragraph-rsid="00c9cf6c" style:font-size-asian="8pt" style:font-size-complex="8pt"/>
    </style:style>
    <style:style style:name="MP14" style:family="paragraph" style:parent-style-name="Table_20_Contents" style:list-style-name="ML2">
      <style:text-properties fo:color="#c9211e" loext:opacity="100%" fo:font-size="8pt" fo:font-weight="bold" officeooo:paragraph-rsid="00c9cf6c" style:font-size-asian="8pt" style:font-weight-asian="bold" style:font-size-complex="8pt" style:font-weight-complex="bold"/>
    </style:style>
    <style:style style:name="MP15" style:family="paragraph" style:parent-style-name="Table_20_Contents" style:list-style-name="ML2">
      <style:text-properties fo:color="#c9211e" loext:opacity="100%" fo:font-size="8pt" officeooo:paragraph-rsid="00c9cf6c" style:font-size-asian="8pt" style:font-size-complex="8pt"/>
    </style:style>
    <style:style style:name="MP16" style:family="paragraph" style:parent-style-name="Table_20_Contents">
      <style:text-properties fo:color="#ffffff" loext:opacity="100%" fo:font-size="8pt" officeooo:paragraph-rsid="00c9cf6c" style:font-size-asian="8pt" style:font-size-complex="8pt"/>
    </style:style>
    <style:style style:name="MP17" style:family="paragraph" style:parent-style-name="Standard">
      <style:text-properties officeooo:paragraph-rsid="00c9cf6c"/>
    </style:style>
    <style:style style:name="MT1" style:family="text">
      <style:text-properties fo:color="#110e54" loext:opacity="100%" fo:font-style="italic" fo:font-weight="bold" officeooo:rsid="0012c651" style:font-style-asian="italic" style:font-weight-asian="bold" style:font-style-complex="italic" style:font-weight-complex="bold"/>
    </style:style>
    <style:style style:name="MT2" style:family="text">
      <style:text-properties fo:color="#110e54" loext:opacity="100%" fo:font-style="italic" fo:font-weight="bold" officeooo:rsid="009fb07d" style:font-style-asian="italic" style:font-weight-asian="bold" style:font-style-complex="italic" style:font-weight-complex="bold"/>
    </style:style>
    <style:style style:name="MT3" style:family="text">
      <style:text-properties fo:color="#110e54" loext:opacity="100%" fo:font-style="italic" fo:font-weight="bold" officeooo:rsid="00465450" style:font-style-asian="italic" style:font-weight-asian="bold" style:font-style-complex="italic" style:font-weight-complex="bold"/>
    </style:style>
    <style:style style:name="MT4" style:family="text"/>
    <style:style style:name="MT5" style:family="text">
      <style:text-properties fo:color="#110e54" loext:opacity="100%" fo:font-style="italic" fo:font-weight="bold" officeooo:rsid="028024f0" style:font-style-asian="italic" style:font-weight-asian="bold" style:font-style-complex="italic" style:font-weight-complex="bold"/>
    </style:style>
    <style:style style:name="MT6" style:family="text">
      <style:text-properties fo:color="#110e54" loext:opacity="100%" fo:font-size="16pt" fo:font-style="italic" fo:font-weight="bold" officeooo:rsid="009fb07d" style:font-size-asian="16pt" style:font-style-asian="italic" style:font-weight-asian="bold" style:font-size-complex="16pt" style:font-style-complex="italic" style:font-weight-complex="bold"/>
    </style:style>
    <style:style style:name="MT7" style:family="text">
      <style:text-properties fo:color="#000080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MT8" style:family="text">
      <style:text-properties fo:color="#110e54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MT9" style:family="text">
      <style:text-properties officeooo:rsid="00c0a9fe"/>
    </style:style>
    <style:style style:name="MT10" style:family="text">
      <style:text-properties officeooo:rsid="00d649ac"/>
    </style:style>
    <style:style style:name="MT11" style:family="text">
      <style:text-properties fo:color="#ffffff" loext:opacity="100%"/>
    </style:style>
    <style:style style:name="MT12" style:family="text">
      <style:text-properties officeooo:rsid="00ccf2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text:list-style style:name="M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M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17in" fo:page-height="11.7799in" style:num-format="1" style:print-orientation="portrait" fo:margin-top="0.3937in" fo:margin-bottom="0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1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draw:frame draw:style-name="Mfr1" draw:name="Image9" text:anchor-type="char" svg:x="2.4634in" svg:y="-0.7874in" svg:width="1.3835in" svg:height="0.65in" draw:z-index="0"><draw:image xlink:href="Pictures/10000001000000A60000004E26056632238B8AB4.png" xlink:type="simple" xlink:show="embed" xlink:actuate="onLoad" draw:mime-type="image/png"/></draw:frame><text:s text:c="12"/><text:span text:style-name="MT1"><text:s text:c="35"/></text:span><text:span text:style-name="MT2"><text:s text:c="4"/></text:span><text:span text:style-name="MT1">NILAR </text:span><text:span text:style-name="MT3">BIRYANI &amp; COLD DRINK</text:span></text:p>
      </style:header>
      <style:header-left>
        <text:p text:style-name="MP1"><draw:frame draw:style-name="Mfr1" draw:name="Image4" text:anchor-type="char" svg:x="2.4634in" svg:y="-0.7874in" svg:width="1.3835in" svg:height="0.65in" draw:z-index="0"><draw:image xlink:href="Pictures/10000001000000A60000004E26056632238B8AB4.png" xlink:type="simple" xlink:show="embed" xlink:actuate="onLoad" draw:mime-type="image/png"/></draw:frame><text:s text:c="12"/><text:span text:style-name="MT1"><text:s text:c="35"/></text:span><text:span text:style-name="MT2"><text:s text:c="4"/></text:span><text:span text:style-name="MT1">NILAR </text:span><text:span text:style-name="MT3">BIRYANI &amp; COLD DRINK</text:span></text:p>
      </style:header-left>
      <style:header-first>
        <text:user-field-decls>
          <text:user-field-decl office:value-type="string" office:string-value="Title" text:name="py3o.team.title_name"/>
        </text:user-field-decls>
        <text:p text:style-name="MP2"><text:a xlink:type="simple" xlink:href="py3o://for=%22dec%20in%20orders%22" text:style-name="Internet_20_link" text:visited-style-name="Visited_20_Internet_20_Link">for="dec in orders"</text:a> <text:s text:c="5"/><text:span text:style-name="MT1"><text:s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<text:a xlink:type="simple" xlink:href="py3o://for=%22team%20in%20dec.sale_team_id%22" text:style-name="Internet_20_link" text:visited-style-name="Visited_20_Internet_20_Link">for="team in dec.sale_team_id"</text:a></text:p>
            </table:table-cell>
            <table:table-cell table:style-name="Table2.A1" office:value-type="string">
              <text:p text:style-name="Table_20_Contents"/>
            </table:table-cell>
          </table:table-row>
          <table:table-row>
            <table:table-cell table:style-name="Table2.A1" office:value-type="string">
              <text:p text:style-name="MP3"><draw:frame draw:style-name="Mfr2" draw:name="py3o.image(team.title_img,'png',height='1.3cm',width='7cm',isb64=True)" text:anchor-type="paragraph" svg:x="0.0354in" svg:y="0.0043in" svg:width="2.7563in" draw:z-index="1"><draw:text-box fo:min-height="0.5118in"><text:p text:style-name="MP4"/></draw:text-box></draw:frame></text:p>
            </table:table-cell>
            <table:table-cell table:style-name="Table2.B2" office:value-type="string">
              <text:p text:style-name="MP5"/>
              <text:p text:style-name="MP5"><text:user-field-get text:name="py3o.team.title_name">Title</text:user-field-get>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py3o:///for" text:style-name="Internet_20_link" text:visited-style-name="Visited_20_Internet_20_Link">/for</text:a></text:p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2"><text:a xlink:type="simple" xlink:href="py3o:///for" text:style-name="Internet_20_link" text:visited-style-name="Visited_20_Internet_20_Link"><text:span text:style-name="MT5">/for</text:span></text:a><text:span text:style-name="MT1"> <text:s text:c="30"/></text:span><text:span text:style-name="MT6"><text:s text:c="4"/></text:span></text:p>
        <text:p text:style-name="MP6"><text:span text:style-name="MT3"><text:s text:c="2"/></text:span><draw:frame draw:style-name="Mfr1" draw:name="Image12" text:anchor-type="char" svg:x="0.1362in" svg:y="0.0862in" svg:width="0.1437in" svg:height="0.1909in" draw:z-index="2"><draw:image xlink:href="Pictures/10000000000000E1000000E1E90D373017BCFAB3.jpg" xlink:type="simple" xlink:show="embed" xlink:actuate="onLoad" draw:mime-type="image/jpeg"/></draw:frame><text:span text:style-name="MT3"><text:s text:c="4"/></text:span><text:a xlink:type="simple" xlink:href="http://www.facebook.com/nilarbiryani/" text:style-name="Internet_20_link" text:visited-style-name="Visited_20_Internet_20_Link"><text:span text:style-name="MT7">www.facebook.com/nilarbiryani/</text:span></text:a><text:span text:style-name="MT8"> <text:s text:c="84"/></text:span><draw:frame draw:style-name="Mfr1" draw:name="Image1" text:anchor-type="char" svg:x="4.6555in" svg:y="0.0445in" svg:width="0.2283in" svg:height="0.2283in" draw:z-index="0"><draw:image xlink:href="Pictures/10000000000000E1000000E178E784B27272C6F2.png" xlink:type="simple" xlink:show="embed" xlink:actuate="onLoad" draw:mime-type="image/png"/></draw:frame><text:span text:style-name="MT8"><text:s text:c="29"/>09-977223275 / 09-977223276</text:span></text:p>
      </style:header-first>
      <style:footer>
        <text:p text:style-name="Footer"/>
      </style:footer>
      <style:footer-first>
        <text:p text:style-name="Text_20_body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A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7">အော်ဒါရှင်လက်မှတ်</text:p>
            </table:table-cell>
            <table:table-cell table:style-name="Table5.B1" table:number-columns-spanned="2" office:value-type="string">
              <text:p text:style-name="MP7"/>
            </table:table-cell>
            <table:covered-table-cell/>
            <table:table-cell table:style-name="Table5.D1" table:number-columns-spanned="2" office:value-type="string">
              <text:p text:style-name="MP7"/>
            </table:table-cell>
            <table:covered-table-cell/>
            <table:table-cell table:style-name="Table5.A1" office:value-type="string">
              <text:p text:style-name="MP7">လက်ခံသူလက်မှတ်</text:p>
            </table:table-cell>
            <table:table-cell table:style-name="Table5.G1" office:value-type="string">
              <text:p text:style-name="MP8"/>
            </table:table-cell>
          </table:table-row>
          <table:table-row table:style-name="Table5.1">
            <table:table-cell table:style-name="Table5.A1" office:value-type="string">
              <text:p text:style-name="MP7">အော်ဒါရှင်အမည်</text:p>
            </table:table-cell>
            <table:table-cell table:style-name="Table5.B2" table:number-columns-spanned="2" office:value-type="string">
              <text:p text:style-name="MP7"/>
            </table:table-cell>
            <table:covered-table-cell/>
            <table:table-cell table:style-name="Table5.D2" table:number-columns-spanned="2" office:value-type="string">
              <text:p text:style-name="MP7"/>
            </table:table-cell>
            <table:covered-table-cell/>
            <table:table-cell table:style-name="Table5.A1" office:value-type="string">
              <text:p text:style-name="MP7">အမည်</text:p>
            </table:table-cell>
            <table:table-cell table:style-name="Table5.G2" office:value-type="string">
              <text:p text:style-name="MP8"/>
            </table:table-cell>
          </table:table-row>
          <table:table-row table:style-name="Table5.3">
            <table:table-cell table:style-name="Table5.A1" office:value-type="string">
              <text:p text:style-name="MP7"/>
            </table:table-cell>
            <table:table-cell table:style-name="Table5.B3" table:number-columns-spanned="2" office:value-type="string">
              <text:p text:style-name="MP7"/>
            </table:table-cell>
            <table:covered-table-cell/>
            <table:table-cell table:style-name="Table5.D3" table:number-columns-spanned="2" office:value-type="string">
              <text:p text:style-name="MP7"/>
            </table:table-cell>
            <table:covered-table-cell/>
            <table:table-cell table:style-name="Table5.F3" office:value-type="string">
              <text:p text:style-name="MP7"/>
            </table:table-cell>
            <table:table-cell table:style-name="Table5.G3" office:value-type="string">
              <text:p text:style-name="MP8"/>
            </table:table-cell>
          </table:table-row>
          <table:table-row table:style-name="Table5.4">
            <table:table-cell table:style-name="Table5.A4" table:number-columns-spanned="2" office:value-type="string">
              <text:p text:style-name="MP9"><text:s/><text:span text:style-name="MT9">(</text:span> နီလာဒံပေါက်ကို ရွေးချယ်ဝယ်ယူအားပေးသည့်အတွက်ကျေးဇူး </text:p>
              <text:p text:style-name="MP9"><text:s text:c="20"/><text:span text:style-name="MT10"><text:s text:c="4"/></text:span><text:s/>အထူးတင်ရှိပါသည်<text:span text:style-name="MT11">။ </text:span><text:span text:style-name="MT9">)</text:span> <text:s text:c="10"/></text:p>
            </table:table-cell>
            <table:covered-table-cell/>
            <table:table-cell table:style-name="Table5.C4" table:number-columns-spanned="3" office:value-type="string">
              <text:p text:style-name="MP8"/>
            </table:table-cell>
            <table:covered-table-cell/>
            <table:covered-table-cell/>
            <table:table-cell table:style-name="Table5.F4" table:number-columns-spanned="2" office:value-type="string">
              <text:p text:style-name="MP10">လက်မှတ်မထိုးမီ နောက်ကျောတွင်ရှိသော အော်ဒါမှာယူသောအခါ</text:p>
              <text:p text:style-name="MP10"><text:s text:c="3"/>သိရှိရန် အချက်များအား ဖတ်ပေးစေလိုပါသည်။</text:p>
            </table:table-cell>
            <table:covered-table-cell/>
          </table:table-row>
          <table:table-row table:style-name="Table5.5">
            <table:table-cell table:style-name="Table5.A5" table:number-columns-spanned="2" office:value-type="string">
              <text:p text:style-name="MP8"/>
            </table:table-cell>
            <table:covered-table-cell/>
            <table:table-cell table:style-name="Table5.C5" table:number-columns-spanned="3" office:value-type="string">
              <text:p text:style-name="MP8"/>
            </table:table-cell>
            <table:covered-table-cell/>
            <table:covered-table-cell/>
            <table:table-cell table:style-name="Table5.F5" table:number-columns-spanned="2" office:value-type="string">
              <text:p text:style-name="MP8"/>
            </table:table-cell>
            <table:covered-table-cell/>
          </table:table-row>
          <table:table-row table:style-name="Table5.6">
            <table:table-cell table:style-name="Table5.A6" table:number-columns-spanned="7" office:value-type="string">
              <text:list text:style-name="ML1">
                <text:list-item>
                  <text:p text:style-name="MP11">အထက်ပါမှာယူထားသော စားသောက်ကုန်များသည် အော်ဒါရှင်မှာယူထားသော ပစ္စည်းများသာဖြစ်၍ မှာယူထားသောပစ္စည်းများမှ ပိုသောပစ္စည်းများအား</text:p>
                  <text:p text:style-name="MP11"><text:s/>အခကြေးငွေ ပြန်လည်ပေးရန်မလိုပါ။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7" table:number-columns-spanned="2" office:value-type="string">
              <text:list text:style-name="ML2">
                <text:list-header>
                  <text:p text:style-name="MP12"/>
                </text:list-header>
              </text:list>
            </table:table-cell>
            <table:covered-table-cell/>
            <table:table-cell table:style-name="Table5.C7" table:number-columns-spanned="3" office:value-type="string">
              <text:p text:style-name="MP8"/>
            </table:table-cell>
            <table:covered-table-cell/>
            <table:covered-table-cell/>
            <table:table-cell table:style-name="Table5.F7" table:number-columns-spanned="2" office:value-type="string">
              <text:p text:style-name="MP8"/>
            </table:table-cell>
            <table:covered-table-cell/>
          </table:table-row>
          <table:table-row table:style-name="Table5.8">
            <table:table-cell table:style-name="Table5.A8" table:number-columns-spanned="7" office:value-type="string">
              <text:list text:continue-numbering="true" text:style-name="ML2">
                <text:list-item>
                  <text:p text:style-name="MP13"><text:s text:c="3"/>ပစ္စည်းလာယူသည့်နေ့တွင် ကျန်ငွေကို အကျေချေပေးပါရန်။ အော်ဒါမှာကြားပီးပါက ငွေပြန်အမ်းမည်မဟုတ်ပါ။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9" table:number-columns-spanned="4" office:value-type="string">
              <text:list text:continue-numbering="true" text:style-name="ML2">
                <text:list-header>
                  <text:p text:style-name="MP14">ကျေးဇူးပြု၍ ဤပြေစာနှင့်တကွ ပစ္စည်းယူပေးပါရန်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E9" office:value-type="string">
              <text:list text:continue-numbering="true" text:style-name="ML2">
                <text:list-header>
                  <text:p text:style-name="MP15"/>
                </text:list-header>
              </text:list>
            </table:table-cell>
            <table:table-cell table:style-name="Table5.F4" table:number-columns-spanned="2" office:value-type="string">
              <text:p text:style-name="MP16"><text:s text:c="2"/>အကြံပြုလိုပါကဖုန်း-၀၉ ၅၀၁ ၇၅၇၀ သို့ပြောကြားနိုင်ပါသည်</text:p>
            </table:table-cell>
            <table:covered-table-cell/>
          </table:table-row>
        </table:table>
        <text:p text:style-name="MP17"><text:s text:c="14"/><text:span text:style-name="MT12"><text:s text:c="56"/></text:span></text:p>
      </style:footer-first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Envelo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H49M27S</meta:editing-duration>
    <meta:editing-cycles>100</meta:editing-cycles>
    <meta:generator>LibreOffice/7.5.5.2$Windows_X86_64 LibreOffice_project/ca8fe7424262805f223b9a2334bc7181abbcbf5e</meta:generator>
    <meta:creation-date>2022-11-14T09:26:30.036000000</meta:creation-date>
    <dc:date>2023-08-25T15:53:22.260000000</dc:date>
    <meta:document-statistic meta:table-count="4" meta:image-count="4" meta:object-count="0" meta:page-count="2" meta:paragraph-count="91" meta:word-count="162" meta:character-count="1793" meta:non-whitespace-character-count="1058"/>
  </office:meta>
</office:document-meta>
</file>